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2B0000020411015BB91D96FB40.png" manifest:media-type="image/png"/>
  <manifest:file-entry manifest:full-path="Pictures/10000201000002BD00000240D173F998E7FDC9FC.png" manifest:media-type="image/png"/>
  <manifest:file-entry manifest:full-path="Pictures/100002010000055F0000012B1384F34C28F80F41.png" manifest:media-type="image/png"/>
  <manifest:file-entry manifest:full-path="Pictures/10000201000006430000023365F7E2DFD4A563AB.png" manifest:media-type="image/png"/>
  <manifest:file-entry manifest:full-path="Pictures/100002010000055F000002563D43E03574C7C81B.png" manifest:media-type="image/png"/>
  <manifest:file-entry manifest:full-path="Pictures/100002010000063D00000276C65B29904421A195.png" manifest:media-type="image/png"/>
  <manifest:file-entry manifest:full-path="Pictures/10000201000002B300000231FD63DC43489DA318.png" manifest:media-type="image/png"/>
  <manifest:file-entry manifest:full-path="Pictures/10000201000003640000008F4E1B28629A1D07FB.png" manifest:media-type="image/png"/>
  <manifest:file-entry manifest:full-path="Pictures/1000020100000207000002282B1788862E96FA9E.png" manifest:media-type="image/png"/>
  <manifest:file-entry manifest:full-path="Pictures/10000201000005B80000025F1A1FB3D481A29D54.png" manifest:media-type="image/png"/>
  <manifest:file-entry manifest:full-path="Pictures/100002010000060F000001B6FAAFBD0C60913E98.png" manifest:media-type="image/png"/>
  <manifest:file-entry manifest:full-path="Pictures/10000201000005E60000022359C894BA153B24B8.png" manifest:media-type="image/png"/>
  <manifest:file-entry manifest:full-path="Pictures/100002010000060700000210C03863D0291FEB9A.png" manifest:media-type="image/png"/>
  <manifest:file-entry manifest:full-path="Pictures/10000201000005D300000249836E4FB0F5F2C01F.png" manifest:media-type="image/png"/>
  <manifest:file-entry manifest:full-path="Pictures/10000201000005E70000023FF8303258F7F948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c5bc" officeooo:paragraph-rsid="001cc5bc"/>
    </style:style>
    <style:style style:name="P2" style:family="paragraph" style:parent-style-name="Standard">
      <style:text-properties style:font-name="Arial" fo:font-weight="bold" officeooo:rsid="001cc5bc" officeooo:paragraph-rsid="001cc5bc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dit Bash script</text:p>
      <text:p text:style-name="P2"><draw:frame draw:style-name="fr1" draw:name="Image1" text:anchor-type="char" svg:width="6.6925in" svg:height="2.1866in" draw:z-index="0"><draw:image xlink:href="Pictures/100002010000062B0000020411015BB91D96FB40.png" xlink:type="simple" xlink:show="embed" xlink:actuate="onLoad" draw:mime-type="image/png"/></draw:frame><text:s/></text:p>
      <text:p text:style-name="P2"><draw:frame draw:style-name="fr1" draw:name="Image2" text:anchor-type="char" svg:width="6.6925in" svg:height="2.35in" draw:z-index="1"><draw:image xlink:href="Pictures/10000201000006430000023365F7E2DFD4A563AB.png" xlink:type="simple" xlink:show="embed" xlink:actuate="onLoad" draw:mime-type="image/png"/></draw:frame></text:p>
      <text:p text:style-name="P1"><draw:frame draw:style-name="fr1" draw:name="Image3" text:anchor-type="char" svg:width="6.6925in" svg:height="1.4547in" draw:z-index="2"><draw:image xlink:href="Pictures/100002010000055F0000012B1384F34C28F80F41.png" xlink:type="simple" xlink:show="embed" xlink:actuate="onLoad" draw:mime-type="image/png"/></draw:frame><text:s/></text:p>
      <text:p text:style-name="P1"><draw:frame draw:style-name="fr1" draw:name="Image4" text:anchor-type="char" svg:width="6.6925in" svg:height="2.6398in" draw:z-index="3"><draw:image xlink:href="Pictures/100002010000063D00000276C65B29904421A195.png" xlink:type="simple" xlink:show="embed" xlink:actuate="onLoad" draw:mime-type="image/png"/></draw:frame><text:s/></text:p>
      <text:p text:style-name="P1"/>
      <text:p text:style-name="P1"/>
      <text:p text:style-name="P1"><text:soft-page-break/></text:p>
      <text:p text:style-name="P1"><draw:frame draw:style-name="fr1" draw:name="Image5" text:anchor-type="char" svg:width="6.6925in" svg:height="2.9102in" draw:z-index="4"><draw:image xlink:href="Pictures/100002010000055F000002563D43E03574C7C81B.png" xlink:type="simple" xlink:show="embed" xlink:actuate="onLoad" draw:mime-type="image/png"/></draw:frame><text:s/></text:p>
      <text:p text:style-name="P1"/>
      <text:p text:style-name="P1"><draw:frame draw:style-name="fr2" draw:name="Image6" text:anchor-type="char" svg:width="4.1339in" svg:height="3.3563in" draw:z-index="5"><draw:image xlink:href="Pictures/10000201000002B300000231FD63DC43489DA318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Image7" text:anchor-type="char" svg:width="3.9626in" svg:height="3.2563in" draw:z-index="6"><draw:image xlink:href="Pictures/10000201000002BD00000240D173F998E7FDC9FC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char" svg:width="6.028in" svg:height="0.9929in" draw:z-index="7"><draw:image xlink:href="Pictures/10000201000003640000008F4E1B28629A1D07FB.png" xlink:type="simple" xlink:show="embed" xlink:actuate="onLoad" draw:mime-type="image/png"/></draw:frame><text:s/></text:p>
      <text:p text:style-name="P1"><draw:frame draw:style-name="fr2" draw:name="Image9" text:anchor-type="char" svg:width="3.6043in" svg:height="3.8335in" draw:z-index="8"><draw:image xlink:href="Pictures/1000020100000207000002282B1788862E96FA9E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ASSIGNMENT</text:p>
      <text:p text:style-name="P2"/>
      <text:p text:style-name="P2"><draw:frame draw:style-name="fr1" draw:name="Image10" text:anchor-type="char" svg:width="6.6925in" svg:height="2.7744in" draw:z-index="9"><draw:image xlink:href="Pictures/10000201000005B80000025F1A1FB3D481A29D54.png" xlink:type="simple" xlink:show="embed" xlink:actuate="onLoad" draw:mime-type="image/png"/></draw:frame><text:s/></text:p>
      <text:p text:style-name="P2"><draw:frame draw:style-name="fr1" draw:name="Image11" text:anchor-type="char" svg:width="6.6925in" svg:height="1.8898in" draw:z-index="10"><draw:image xlink:href="Pictures/100002010000060F000001B6FAAFBD0C60913E98.png" xlink:type="simple" xlink:show="embed" xlink:actuate="onLoad" draw:mime-type="image/png"/></draw:frame><text:s/></text:p>
      <text:p text:style-name="P2"><draw:frame draw:style-name="fr1" draw:name="Image12" text:anchor-type="char" svg:width="6.6925in" svg:height="2.4236in" draw:z-index="11"><draw:image xlink:href="Pictures/10000201000005E60000022359C894BA153B24B8.png" xlink:type="simple" xlink:show="embed" xlink:actuate="onLoad" draw:mime-type="image/png"/></draw:frame><text:s/></text:p>
      <text:p text:style-name="P2"><draw:frame draw:style-name="fr1" draw:name="Image13" text:anchor-type="char" svg:width="6.6925in" svg:height="2.2898in" draw:z-index="12"><draw:image xlink:href="Pictures/100002010000060700000210C03863D0291FEB9A.png" xlink:type="simple" xlink:show="embed" xlink:actuate="onLoad" draw:mime-type="image/png"/></draw:frame><text:soft-page-break/><text:s/></text:p>
      <text:p text:style-name="P2"><draw:frame draw:style-name="fr1" draw:name="Image14" text:anchor-type="char" svg:width="6.6925in" svg:height="2.6256in" draw:z-index="13"><draw:image xlink:href="Pictures/10000201000005D300000249836E4FB0F5F2C01F.png" xlink:type="simple" xlink:show="embed" xlink:actuate="onLoad" draw:mime-type="image/png"/></draw:frame><text:s/></text:p>
      <text:p text:style-name="P2"><draw:frame draw:style-name="fr1" draw:name="Image15" text:anchor-type="char" svg:width="6.6925in" svg:height="2.5465in" draw:z-index="14"><draw:image xlink:href="Pictures/10000201000005E70000023FF8303258F7F948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6M31S</meta:editing-duration>
    <meta:editing-cycles>3</meta:editing-cycles>
    <meta:generator>LibreOffice/7.0.4.2$Windows_X86_64 LibreOffice_project/dcf040e67528d9187c66b2379df5ea4407429775</meta:generator>
    <dc:date>2021-09-19T15:10:52.435000000</dc:date>
    <meta:document-statistic meta:table-count="0" meta:image-count="15" meta:object-count="0" meta:page-count="5" meta:paragraph-count="15" meta:word-count="4" meta:character-count="40" meta:non-whitespace-character-count="25"/>
    <meta:user-defined meta:name="Info 1"/>
    <meta:user-defined meta:name="Info 2"/>
    <meta:user-defined meta:name="Info 3"/>
    <meta:user-defined meta:name="Info 4"/>
  </office:meta>
</office:document-meta>
</file>